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fo:padding-left="0.15cm" fo:padding-right="0.15cm"/>
    </style:style>
    <style:style style:name="gr2" style:family="graphic" style:parent-style-name="standard">
      <style:graphic-properties draw:textarea-horizontal-align="justify" draw:textarea-vertical-align="middle" fo:padding-left="0.05cm" fo:padding-right="0.0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 fo:padding-left="0.05cm" fo:padding-right="0.0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825cm" style:use-optimal-column-width="false"/>
    </style:style>
    <style:style style:name="co2" style:family="table-column">
      <style:table-column-properties style:column-width="13.79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4cm"/>
    </style:style>
    <style:style style:name="ro3" style:family="table-row">
      <style:table-row-properties style:row-height="0.976cm"/>
    </style:style>
    <style:style style:name="ce1" style:family="table-cell">
      <style:graphic-properties draw:fill="solid" draw:fill-color="#2300dc" style:repeat="repeat"/>
      <style:text-properties fo:color="#ffffff" fo:font-size="18pt" style:font-size-asian="18pt" style:font-size-complex="18pt"/>
    </style:style>
    <style:style style:name="ce2" style:family="table-cell">
      <style:graphic-properties draw:fill="solid" draw:fill-color="#e6e6e6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xml:id="id1" draw:id="id1" draw:layer="layout" svg:width="7cm" svg:height="4.5cm" svg:x="2.5cm" svg:y="2cm">
          <text:p text:style-name="P1">pata_cntl</text:p>
          <text:p text:style-name="P1"/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/>
        </draw:rect>
        <draw:rect draw:style-name="gr2" draw:text-style-name="P1" xml:id="id2" draw:id="id2" draw:layer="layout" svg:width="7cm" svg:height="3.3cm" svg:x="11.5cm" svg:y="7.7cm">
          <text:p text:style-name="P1">pata_channel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/>
        </draw:rect>
        <draw:connector draw:style-name="gr3" draw:text-style-name="P1" draw:layer="layout" svg:x1="9.5cm" svg:y1="4.25cm" svg:x2="11.5cm" svg:y2="9.35cm" draw:start-shape="id1" draw:end-shape="id2" svg:d="m9500 4250h1000v5100h1000">
          <text:p/>
        </draw:connector>
        <draw:frame draw:style-name="gr4" draw:text-style-name="P3" draw:layer="layout" svg:width="1.5cm" svg:height="0.725cm" svg:x="8.5cm" svg:y="9cm">
          <draw:text-box>
            <text:p><text:span text:style-name="T1">1..2</text:span></text:p>
          </draw:text-box>
        </draw:frame>
        <draw:frame draw:style-name="gr4" draw:text-style-name="P3" draw:layer="layout" svg:width="1.5cm" svg:height="0.725cm" svg:x="9.9cm" svg:y="3.201cm">
          <draw:text-box>
            <text:p><text:span text:style-name="T1">1</text:span></text:p>
          </draw:text-box>
        </draw:frame>
        <draw:rect draw:style-name="gr5" draw:text-style-name="P1" xml:id="id3" draw:id="id3" draw:layer="layout" svg:width="7cm" svg:height="3.3cm" svg:x="20cm" svg:y="7.7cm">
          <text:p text:style-name="P2">hd_request_queue</text:p>
        </draw:rect>
        <draw:connector draw:style-name="gr3" draw:text-style-name="P1" draw:layer="layout" svg:x1="18.5cm" svg:y1="9.35cm" svg:x2="20cm" svg:y2="9.35cm" draw:start-shape="id2" draw:start-glue-point="1" draw:end-shape="id3" svg:d="m18500 9350h1500">
          <text:p/>
        </draw:connector>
        <draw:frame draw:style-name="gr4" draw:text-style-name="P3" draw:layer="layout" svg:width="1.5cm" svg:height="0.725cm" svg:x="19.2cm" svg:y="8.601cm">
          <draw:text-box>
            <text:p><text:span text:style-name="T1">1</text:span></text:p>
          </draw:text-box>
        </draw:frame>
        <draw:frame draw:style-name="gr4" draw:text-style-name="P3" draw:layer="layout" svg:width="1.5cm" svg:height="0.725cm" svg:x="18.5cm" svg:y="9.602cm">
          <draw:text-box>
            <text:p><text:span text:style-name="T1">1</text:span></text:p>
          </draw:text-box>
        </draw:frame>
        <draw:rect draw:style-name="gr2" draw:text-style-name="P1" xml:id="id4" draw:id="id4" draw:layer="layout" svg:width="7cm" svg:height="3.3cm" svg:x="5.9cm" svg:y="12.5cm">
          <text:p text:style-name="P1">pata_drive</text:p>
          <text:p text:style-name="P2"/>
          <text:p text:style-name="P2"><text:span text:style-name="T1"/></text:p>
        </draw:rect>
        <draw:rect draw:style-name="gr2" draw:text-style-name="P1" xml:id="id5" draw:id="id5" draw:layer="layout" svg:width="7cm" svg:height="3.3cm" svg:x="5.9cm" svg:y="17.1cm">
          <text:p text:style-name="P1">partition</text:p>
          <text:p text:style-name="P2"/>
          <text:p text:style-name="P2"><text:span text:style-name="T1"/></text:p>
        </draw:rect>
        <draw:connector draw:style-name="gr3" draw:text-style-name="P1" draw:layer="layout" svg:x1="15cm" svg:y1="11cm" svg:x2="12.9cm" svg:y2="14.15cm" draw:start-shape="id2" draw:start-glue-point="2" draw:end-shape="id4" draw:end-glue-point="1" svg:d="m15000 11000v3150h-2100">
          <text:p/>
        </draw:connector>
        <draw:frame draw:style-name="gr4" draw:text-style-name="P3" draw:layer="layout" svg:width="1.5cm" svg:height="0.725cm" svg:x="15.2cm" svg:y="11.301cm">
          <draw:text-box>
            <text:p><text:span text:style-name="T1">1</text:span></text:p>
          </draw:text-box>
        </draw:frame>
        <draw:frame draw:style-name="gr4" draw:text-style-name="P3" draw:layer="layout" svg:width="1.5cm" svg:height="0.725cm" svg:x="13.1cm" svg:y="14.502cm">
          <draw:text-box>
            <text:p><text:span text:style-name="T1">1..2</text:span></text:p>
          </draw:text-box>
        </draw:frame>
        <draw:connector draw:style-name="gr3" draw:text-style-name="P1" draw:layer="layout" svg:x1="9.4cm" svg:y1="15.8cm" svg:x2="9.4cm" svg:y2="17.1cm" draw:start-shape="id4" draw:start-glue-point="2" draw:end-shape="id5" draw:end-glue-point="0" svg:d="m9400 15800v1300">
          <text:p/>
        </draw:connector>
        <draw:frame draw:style-name="gr4" draw:text-style-name="P3" draw:layer="layout" svg:width="1.5cm" svg:height="0.725cm" svg:x="9.5cm" svg:y="15.703cm">
          <draw:text-box>
            <text:p><text:span text:style-name="T1">1</text:span></text:p>
          </draw:text-box>
        </draw:frame>
        <draw:frame draw:style-name="gr4" draw:text-style-name="P3" draw:layer="layout" svg:width="1.5cm" svg:height="0.725cm" svg:x="7.8cm" svg:y="16.404cm">
          <draw:text-box>
            <text:p><text:span text:style-name="T1">1..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rect draw:style-name="gr7" draw:text-style-name="P1" draw:layer="layout" svg:width="20cm" svg:height="4cm" svg:x="3.7cm" svg:y="2.5cm">
          <text:p/>
        </draw:rect>
        <draw:line draw:style-name="gr7" draw:text-style-name="P1" draw:layer="layout" svg:x1="8.6cm" svg:y1="6.5cm" svg:x2="8.6cm" svg:y2="2.5cm">
          <text:p/>
        </draw:line>
        <draw:frame draw:style-name="gr4" draw:layer="layout" svg:width="4.5cm" svg:height="0.962cm" svg:x="4.2cm" svg:y="1.5cm">
          <draw:text-box>
            <text:p>Bits 6-7</text:p>
          </draw:text-box>
        </draw:frame>
        <draw:frame draw:style-name="gr8" draw:layer="layout" svg:width="3.5cm" svg:height="0.962cm" svg:x="4.2cm" svg:y="4.037cm">
          <draw:text-box>
            <text:p>Controller</text:p>
          </draw:text-box>
        </draw:frame>
        <draw:line draw:style-name="gr7" draw:text-style-name="P1" draw:layer="layout" svg:x1="14.4cm" svg:y1="6.5cm" svg:x2="14.4cm" svg:y2="2.5cm">
          <text:p/>
        </draw:line>
        <draw:frame draw:style-name="gr8" draw:layer="layout" svg:width="3.5cm" svg:height="1.673cm" svg:x="9.6cm" svg:y="3.638cm">
          <draw:text-box>
            <text:p>Channel</text:p>
            <text:p>Device</text:p>
          </draw:text-box>
        </draw:frame>
        <draw:frame draw:style-name="gr4" draw:layer="layout" svg:width="4.5cm" svg:height="0.962cm" svg:x="9.9cm" svg:y="1.501cm">
          <draw:text-box>
            <text:p>Bits 4-5</text:p>
          </draw:text-box>
        </draw:frame>
        <draw:frame draw:style-name="gr4" draw:layer="layout" svg:width="4.5cm" svg:height="0.962cm" svg:x="16.7cm" svg:y="1.502cm">
          <draw:text-box>
            <text:p>Bits 0-3</text:p>
          </draw:text-box>
        </draw:frame>
        <draw:frame draw:style-name="gr8" draw:layer="layout" svg:width="3.5cm" svg:height="0.962cm" svg:x="16.4cm" svg:y="3.939cm">
          <draw:text-box>
            <text:p>Partition</text:p>
          </draw:text-box>
        </draw:frame>
        <draw:frame draw:style-name="standard" draw:layer="layout" svg:width="19.623cm" svg:height="5.575cm" svg:x="4.076cm" svg:y="12.9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Bits</text:span></text:p>
              </table:table-cell>
              <table:table-cell>
                <text:p><text:span text:style-name="T2">Description</text:span></text:p>
              </table:table-cell>
            </table:table-row>
            <table:table-row table:style-name="ro2" table:default-cell-style-name="ce2">
              <table:table-cell>
                <text:p>Bits 0-3</text:p>
              </table:table-cell>
              <table:table-cell>
                <text:p>Partition Number. Partition 0 is the entire device, partitions 1-15 are the actual partitions</text:p>
              </table:table-cell>
            </table:table-row>
            <table:table-row table:style-name="ro1" table:default-cell-style-name="ce2">
              <table:table-cell>
                <text:p>Bit 4</text:p>
              </table:table-cell>
              <table:table-cell>
                <text:p>The device (0=master, 1=slave)</text:p>
              </table:table-cell>
            </table:table-row>
            <table:table-row table:style-name="ro1" table:default-cell-style-name="ce2">
              <table:table-cell>
                <text:p>Bit 5</text:p>
              </table:table-cell>
              <table:table-cell>
                <text:p>The channel (0=primary, 1=secondary)</text:p>
              </table:table-cell>
            </table:table-row>
            <table:table-row table:style-name="ro3" table:default-cell-style-name="ce2">
              <table:table-cell>
                <text:p>Bits 6-7</text:p>
              </table:table-cell>
              <table:table-cell>
                <text:p>The controll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nja Wax</meta:initial-creator>
    <meta:creation-date>2011-10-20T20:57:16.81</meta:creation-date>
    <meta:editing-duration>PT43M10S</meta:editing-duration>
    <meta:editing-cycles>15</meta:editing-cycles>
    <dc:date>2011-10-22T14:22:34</dc:date>
    <dc:creator>Christian </dc:creator>
    <meta:generator>LibreOffice/3.4$Linux LibreOffice_project/340m1$Build-302</meta:generator>
    <meta:document-statistic meta:object-count="52"/>
  </office:meta>
</office:document-meta>
</file>